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0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(([.A3]+[.B3])/([.A3]-[.B3]))*([.D8]/2)" office:value-type="float" office:value="-0.09375" calcext:value-type="float">
            <text:p>-0.09375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2" calcext:value-type="float">
            <text:p>0.002</text:p>
          </table:table-cell>
          <table:table-cell table:formula="of:=[.B2]/1000000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69115 m/s" calcext:value-type="string">
            <text:p>0.69115 m/s</text:p>
          </table:table-cell>
          <table:table-cell table:formula="of:=COM.MICROSOFT.CONCAT (ROUND([.$C$12]*[.$D14]; 5); &quot; m/s&quot;)" office:value-type="string" office:string-value="0.13823 m/s" calcext:value-type="string">
            <text:p>0.13823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100" calcext:value-type="float">
            <text:p>100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2.2117 rad/s" calcext:value-type="string">
            <text:p>2.2117 rad/s</text:p>
          </table:table-cell>
          <table:table-cell table:formula="of:=COM.MICROSOFT.CONCAT(ROUND(; 4); &quot; rad/s&quot;)" office:value-type="string" office:string-value="0 rad/s" calcext:value-type="string">
            <text:p>0 rad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0.1875" calcext:value-type="float">
            <text:p>0.1875</text:p>
          </table:table-cell>
          <table:table-cell table:formula="of:=(MAX(ABS([$ciste_promenne.$A$2]); ABS([$ciste_promenne.$B$2]))/[$ciste_promenne.$A$4])" office:value-type="float" office:value="0.3125" calcext:value-type="float">
            <text:p>0.3125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1.96349540849362" calcext:value-type="float">
            <text:p>1.96349540849362</text:p>
          </table:table-cell>
          <table:table-cell table:formula="of:=([.C14]*2)/[$ciste_promenne.A4]" office:value-type="float" office:value="2.84090909090909" calcext:value-type="float">
            <text:p>2.84090909090909</text:p>
          </table:table-cell>
          <table:table-cell table:formula="of:=[.D17]*[$ciste_promenne.B2]" office:value-type="float" office:value="0.392699081698724" calcext:value-type="float">
            <text:p>0.392699081698724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table:number-columns-repeated="2"/>
          <table:table-cell table:formula="of:=(([$ciste_promenne.A2]+[$ciste_promenne.B2])/([$ciste_promenne.A2]-[$ciste_promenne.B2]))*([.D8]/2)" office:value-type="float" office:value="0.09375" calcext:value-type="float">
            <text:p>0.09375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0.3125" calcext:value-type="float">
            <text:p>0.3125</text:p>
          </table:table-cell>
          <table:table-cell table:formula="of:=[.E17]/(2*[.C14]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+[.D19]" office:value-type="float" office:value="0.375" calcext:value-type="float">
            <text:p>0.375</text:p>
          </table:table-cell>
          <table:table-cell table:formula="of:=[.C20]/4" office:value-type="float" office:value="0.09375" calcext:value-type="float">
            <text:p>0.09375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691150383789754" calcext:value-type="float">
            <text:p>0.691150383789754</text:p>
          </table:table-cell>
          <table:table-cell table:formula="of:=[Vystup.$C$12]*[Vystup.$D14]" office:value-type="float" office:value="0.138230076757951" calcext:value-type="float">
            <text:p>0.138230076757951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2.21168122812721" calcext:value-type="float">
            <text:p>2.21168122812721</text:p>
          </table:table-cell>
          <table:table-cell table:formula="of:=(MIN(ABS([$ciste_promenne.A2]); ABS([$ciste_promenne.B2]))/[$ciste_promenne.A4])+([$Vystup.D8]/2)" office:value-type="float" office:value="0.125" calcext:value-type="float">
            <text:p>0.125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Accent_20_1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128" calcext:value-type="float">
            <text:p>128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128" calcext:value-type="float">
            <text:p>128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128" calcext:value-type="float">
            <text:p>128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128" calcext:value-type="float">
            <text:p>128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128" calcext:value-type="float">
            <text:p>128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128" calcext:value-type="float">
            <text:p>128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128" calcext:value-type="float">
            <text:p>128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128" calcext:value-type="float">
            <text:p>128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128" calcext:value-type="float">
            <text:p>128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128" calcext:value-type="float">
            <text:p>128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128" calcext:value-type="float">
            <text:p>128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128" calcext:value-type="float">
            <text:p>128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128" calcext:value-type="float">
            <text:p>128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128" calcext:value-type="float">
            <text:p>128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-2" calcext:value-type="float">
            <text:p>-2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128" calcext:value-type="float">
            <text:p>128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128" calcext:value-type="float">
            <text:p>128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128" calcext:value-type="float">
            <text:p>128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128" calcext:value-type="float">
            <text:p>128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128" calcext:value-type="float">
            <text:p>128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128" calcext:value-type="float">
            <text:p>128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128" calcext:value-type="float">
            <text:p>128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128" calcext:value-type="float">
            <text:p>128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128" calcext:value-type="float">
            <text:p>128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-2" calcext:value-type="float">
            <text:p>-2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128" calcext:value-type="float">
            <text:p>128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128" calcext:value-type="float">
            <text:p>128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8"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128" calcext:value-type="float">
            <text:p>128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128" calcext:value-type="float">
            <text:p>128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128" calcext:value-type="float">
            <text:p>128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128" calcext:value-type="float">
            <text:p>128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128" calcext:value-type="float">
            <text:p>128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128" calcext:value-type="float">
            <text:p>128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128" calcext:value-type="float">
            <text:p>128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128" calcext:value-type="float">
            <text:p>128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-64" calcext:value-type="float">
            <text:p>-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7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128" calcext:value-type="float">
            <text:p>128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128" calcext:value-type="float">
            <text:p>128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128" calcext:value-type="float">
            <text:p>128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128" calcext:value-type="float">
            <text:p>128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128" calcext:value-type="float">
            <text:p>128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128" calcext:value-type="float">
            <text:p>128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128" calcext:value-type="float">
            <text:p>128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-2" calcext:value-type="float">
            <text:p>-2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-64" calcext:value-type="float">
            <text:p>-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128" calcext:value-type="float">
            <text:p>128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128" calcext:value-type="float">
            <text:p>128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128" calcext:value-type="float">
            <text:p>128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128" calcext:value-type="float">
            <text:p>128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128" calcext:value-type="float">
            <text:p>128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128" calcext:value-type="float">
            <text:p>128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-2" calcext:value-type="float">
            <text:p>-2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-64" calcext:value-type="float">
            <text:p>-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128" calcext:value-type="float">
            <text:p>128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128" calcext:value-type="float">
            <text:p>128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128" calcext:value-type="float">
            <text:p>128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128" calcext:value-type="float">
            <text:p>128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128" calcext:value-type="float">
            <text:p>128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-2" calcext:value-type="float">
            <text:p>-2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-64" calcext:value-type="float">
            <text:p>-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" table:formula="of:=([.Z2]-MIN([.$Z$2:.$AI$8]))/(MAX([.$Z$2:.$AI$8])-MIN([.$Z$2:.$AI$8]))*127" office:value-type="float" office:value="71.2524005486968" calcext:value-type="float">
            <text:p>71.2524005486968</text:p>
          </table:table-cell>
          <table:table-cell table:style-name="ce5" table:formula="of:=([.AA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B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C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D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E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F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G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H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I2]-MIN([.$Z$2:.$AI$8]))/(MAX([.$Z$2:.$AI$8])-MIN([.$Z$2:.$AI$8]))*127" office:value-type="float" office:value="71.2524005486968" calcext:value-type="float">
            <text:p>71.2524005486968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619.077160493827" calcext:value-type="float">
            <text:p>619.077160493827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877.953360768176" calcext:value-type="float">
            <text:p>877.953360768176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970.285322359397" calcext:value-type="float">
            <text:p>970.285322359397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969.936899862826" calcext:value-type="float">
            <text:p>969.936899862826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882.289437585734" calcext:value-type="float">
            <text:p>882.289437585734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865.173182441701" calcext:value-type="float">
            <text:p>865.173182441701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865.042524005487" calcext:value-type="float">
            <text:p>865.042524005487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918.936556927298" calcext:value-type="float">
            <text:p>918.936556927298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843.590192043896" calcext:value-type="float">
            <text:p>843.590192043896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604.530521262003" calcext:value-type="float">
            <text:p>604.53052126200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3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3]-MIN([.$Z$2:.$AI$8]))/(MAX([.$Z$2:.$AI$8])-MIN([.$Z$2:.$AI$8]))*127" office:value-type="float" office:value="93.0288065843621" calcext:value-type="float">
            <text:p>93.0288065843621</text:p>
          </table:table-cell>
          <table:table-cell table:style-name="ce5" table:formula="of:=([.AF3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G3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H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I3]-MIN([.$Z$2:.$AI$8]))/(MAX([.$Z$2:.$AI$8])-MIN([.$Z$2:.$AI$8]))*127" office:value-type="float" office:value="93.5514403292181" calcext:value-type="float">
            <text:p>93.5514403292181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877.953360768176" calcext:value-type="float">
            <text:p>877.953360768176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1258.75480109739" calcext:value-type="float">
            <text:p>1258.75480109739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1391.19890260631" calcext:value-type="float">
            <text:p>1391.19890260631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1393.55075445816" calcext:value-type="float">
            <text:p>1393.55075445816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1294.57956104252" calcext:value-type="float">
            <text:p>1294.57956104252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1138.70919067215" calcext:value-type="float">
            <text:p>1138.70919067215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1177.83882030178" calcext:value-type="float">
            <text:p>1177.83882030178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1217.18621399177" calcext:value-type="float">
            <text:p>1217.18621399177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1169.42798353909" calcext:value-type="float">
            <text:p>1169.42798353909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819.897462277092" calcext:value-type="float">
            <text:p>819.89746227709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4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4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F4]-MIN([.$Z$2:.$AI$8]))/(MAX([.$Z$2:.$AI$8])-MIN([.$Z$2:.$AI$8]))*127" office:value-type="float" office:value="93.0288065843621" calcext:value-type="float">
            <text:p>93.0288065843621</text:p>
          </table:table-cell>
          <table:table-cell table:style-name="ce5" table:formula="of:=([.AG4]-MIN([.$Z$2:.$AI$8]))/(MAX([.$Z$2:.$AI$8])-MIN([.$Z$2:.$AI$8]))*127" office:value-type="float" office:value="103.829903978052" calcext:value-type="float">
            <text:p>103.829903978052</text:p>
          </table:table-cell>
          <table:table-cell table:style-name="ce5" table:formula="of:=([.AH4]-MIN([.$Z$2:.$AI$8]))/(MAX([.$Z$2:.$AI$8])-MIN([.$Z$2:.$AI$8]))*127" office:value-type="float" office:value="115.153635116598" calcext:value-type="float">
            <text:p>115.153635116598</text:p>
          </table:table-cell>
          <table:table-cell table:style-name="ce5" table:formula="of:=([.AI4]-MIN([.$Z$2:.$AI$8]))/(MAX([.$Z$2:.$AI$8])-MIN([.$Z$2:.$AI$8]))*127" office:value-type="float" office:value="81.7050754458162" calcext:value-type="float">
            <text:p>81.7050754458162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978.778120713306" calcext:value-type="float">
            <text:p>978.778120713306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1399.69170096022" calcext:value-type="float">
            <text:p>1399.69170096022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1566.6731824417" calcext:value-type="float">
            <text:p>1566.6731824417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1577.38717421125" calcext:value-type="float">
            <text:p>1577.38717421125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1469.79252400549" calcext:value-type="float">
            <text:p>1469.79252400549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1350.0901920439" calcext:value-type="float">
            <text:p>1350.0901920439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1230.30075445816" calcext:value-type="float">
            <text:p>1230.30075445816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1218.2609739369" calcext:value-type="float">
            <text:p>1218.2609739369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1132.74245541838" calcext:value-type="float">
            <text:p>1132.74245541838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763.308299039781" calcext:value-type="float">
            <text:p>763.3082990397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5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F5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G5]-MIN([.$Z$2:.$AI$8]))/(MAX([.$Z$2:.$AI$8])-MIN([.$Z$2:.$AI$8]))*127" office:value-type="float" office:value="80.6598079561043" calcext:value-type="float">
            <text:p>80.6598079561043</text:p>
          </table:table-cell>
          <table:table-cell table:style-name="ce5" table:formula="of:=([.AH5]-MIN([.$Z$2:.$AI$8]))/(MAX([.$Z$2:.$AI$8])-MIN([.$Z$2:.$AI$8]))*127" office:value-type="float" office:value="58.5349794238683" calcext:value-type="float">
            <text:p>58.5349794238683</text:p>
          </table:table-cell>
          <table:table-cell table:style-name="ce5" table:formula="of:=([.AI5]-MIN([.$Z$2:.$AI$8]))/(MAX([.$Z$2:.$AI$8])-MIN([.$Z$2:.$AI$8]))*127" office:value-type="float" office:value="58.0123456790123" calcext:value-type="float">
            <text:p>58.0123456790123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1001.07716049383" calcext:value-type="float">
            <text:p>1001.07716049383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1430.35288065844" calcext:value-type="float">
            <text:p>1430.35288065844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1605.69650205761" calcext:value-type="float">
            <text:p>1605.69650205761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1616.23628257888" calcext:value-type="float">
            <text:p>1616.23628257888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1556.26406035665" calcext:value-type="float">
            <text:p>1556.26406035665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1404.76817558299" calcext:value-type="float">
            <text:p>1404.76817558299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1232.88957475995" calcext:value-type="float">
            <text:p>1232.88957475995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982.650548696845" calcext:value-type="float">
            <text:p>982.650548696845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699.078189300412" calcext:value-type="float">
            <text:p>699.078189300412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528.704732510288" calcext:value-type="float">
            <text:p>528.70473251028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6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F6]-MIN([.$Z$2:.$AI$8]))/(MAX([.$Z$2:.$AI$8])-MIN([.$Z$2:.$AI$8]))*127" office:value-type="float" office:value="92.5061728395062" calcext:value-type="float">
            <text:p>92.5061728395062</text:p>
          </table:table-cell>
          <table:table-cell table:style-name="ce5" table:formula="of:=([.AG6]-MIN([.$Z$2:.$AI$8]))/(MAX([.$Z$2:.$AI$8])-MIN([.$Z$2:.$AI$8]))*127" office:value-type="float" office:value="45.6433470507545" calcext:value-type="float">
            <text:p>45.6433470507545</text:p>
          </table:table-cell>
          <table:table-cell table:style-name="ce5" table:formula="of:=([.AH6]-MIN([.$Z$2:.$AI$8]))/(MAX([.$Z$2:.$AI$8])-MIN([.$Z$2:.$AI$8]))*127" office:value-type="float" office:value="23.6927297668038" calcext:value-type="float">
            <text:p>23.6927297668038</text:p>
          </table:table-cell>
          <table:table-cell table:style-name="ce5" table:formula="of:=([.AI6]-MIN([.$Z$2:.$AI$8]))/(MAX([.$Z$2:.$AI$8])-MIN([.$Z$2:.$AI$8]))*127" office:value-type="float" office:value="0.871056241426612" calcext:value-type="float">
            <text:p>0.871056241426612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978.778120713306" calcext:value-type="float">
            <text:p>978.778120713306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1399.69170096022" calcext:value-type="float">
            <text:p>1399.69170096022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1566.6731824417" calcext:value-type="float">
            <text:p>1566.6731824417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1571.46399176955" calcext:value-type="float">
            <text:p>1571.46399176955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1494.24485596708" calcext:value-type="float">
            <text:p>1494.24485596708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1310.99897119342" calcext:value-type="float">
            <text:p>1310.99897119342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1030.83401920439" calcext:value-type="float">
            <text:p>1030.83401920439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618.893689986283" calcext:value-type="float">
            <text:p>618.893689986283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339.065157750343" calcext:value-type="float">
            <text:p>339.065157750343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97.5281207133059" calcext:value-type="float">
            <text:p>97.528120713305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7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7]-MIN([.$Z$2:.$AI$8]))/(MAX([.$Z$2:.$AI$8])-MIN([.$Z$2:.$AI$8]))*127" office:value-type="float" office:value="92.5061728395062" calcext:value-type="float">
            <text:p>92.5061728395062</text:p>
          </table:table-cell>
          <table:table-cell table:style-name="ce5" table:formula="of:=([.AF7]-MIN([.$Z$2:.$AI$8]))/(MAX([.$Z$2:.$AI$8])-MIN([.$Z$2:.$AI$8]))*127" office:value-type="float" office:value="46.1659807956104" calcext:value-type="float">
            <text:p>46.1659807956104</text:p>
          </table:table-cell>
          <table:table-cell table:style-name="ce5" table:formula="of:=([.AG7]-MIN([.$Z$2:.$AI$8]))/(MAX([.$Z$2:.$AI$8])-MIN([.$Z$2:.$AI$8]))*127" office:value-type="float" office:value="11.6721536351166" calcext:value-type="float">
            <text:p>11.6721536351166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0.871056241426612" calcext:value-type="float">
            <text:p>0.871056241426612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877.953360768176" calcext:value-type="float">
            <text:p>877.953360768176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1258.75480109739" calcext:value-type="float">
            <text:p>1258.75480109739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1394.02983539095" calcext:value-type="float">
            <text:p>1394.02983539095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1393.28943758573" calcext:value-type="float">
            <text:p>1393.28943758573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1256.60150891632" calcext:value-type="float">
            <text:p>1256.60150891632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1002.78600823045" calcext:value-type="float">
            <text:p>1002.78600823045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595.718449931413" calcext:value-type="float">
            <text:p>595.718449931413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259.656035665295" calcext:value-type="float">
            <text:p>259.656035665295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68.4869684499314" calcext:value-type="float">
            <text:p>68.4869684499314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-5.99691358024691" calcext:value-type="float">
            <text:p>-5.996913580246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71.2524005486968" calcext:value-type="float">
            <text:p>71.2524005486968</text:p>
          </table:table-cell>
          <table:table-cell table:style-name="ce5" table:formula="of:=([.AA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B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C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D8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E8]-MIN([.$Z$2:.$AI$8]))/(MAX([.$Z$2:.$AI$8])-MIN([.$Z$2:.$AI$8]))*127" office:value-type="float" office:value="47.7338820301783" calcext:value-type="float">
            <text:p>47.7338820301783</text:p>
          </table:table-cell>
          <table:table-cell table:style-name="ce5" table:formula="of:=([.AF8]-MIN([.$Z$2:.$AI$8]))/(MAX([.$Z$2:.$AI$8])-MIN([.$Z$2:.$AI$8]))*127" office:value-type="float" office:value="13.7626886145405" calcext:value-type="float">
            <text:p>13.7626886145405</text:p>
          </table:table-cell>
          <table:table-cell table:style-name="ce5" table:formula="of:=([.AG8]-MIN([.$Z$2:.$AI$8]))/(MAX([.$Z$2:.$AI$8])-MIN([.$Z$2:.$AI$8]))*127" office:value-type="float" office:value="2.09053497942387" calcext:value-type="float">
            <text:p>2.09053497942387</text:p>
          </table:table-cell>
          <table:table-cell table:style-name="ce5" table:formula="of:=([.AH8]-MIN([.$Z$2:.$AI$8]))/(MAX([.$Z$2:.$AI$8])-MIN([.$Z$2:.$AI$8]))*127" office:value-type="float" office:value="0.871056241426612" calcext:value-type="float">
            <text:p>0.871056241426612</text:p>
          </table:table-cell>
          <table:table-cell table:style-name="ce5" table:formula="of:=([.AI8]-MIN([.$Z$2:.$AI$8]))/(MAX([.$Z$2:.$AI$8])-MIN([.$Z$2:.$AI$8]))*127" office:value-type="float" office:value="2.26474622770919" calcext:value-type="float">
            <text:p>2.26474622770919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619.077160493827" calcext:value-type="float">
            <text:p>619.077160493827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877.953360768176" calcext:value-type="float">
            <text:p>877.953360768176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973.116255144033" calcext:value-type="float">
            <text:p>973.116255144033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966.844650205761" calcext:value-type="float">
            <text:p>966.844650205761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838.649519890261" calcext:value-type="float">
            <text:p>838.649519890261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545.70438957476" calcext:value-type="float">
            <text:p>545.70438957476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240.907750342935" calcext:value-type="float">
            <text:p>240.907750342935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64.6772976680384" calcext:value-type="float">
            <text:p>64.6772976680384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-19.8902606310014" calcext:value-type="float">
            <text:p>-19.8902606310014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54.136488340192" calcext:value-type="float">
            <text:p>-54.136488340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51.1850617361764" calcext:value-type="float">
            <text:p>51.1850617361764</text:p>
          </table:table-cell>
          <table:table-cell table:style-name="ce7" table:formula="of:=([.P11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Q11]-MIN([.$O$11:.$X$17]))/(MAX([.$O$11:.$X$17])-MIN([.$O$11:.$X$17]))*127" office:value-type="float" office:value="77.8877459115091" calcext:value-type="float">
            <text:p>77.8877459115091</text:p>
          </table:table-cell>
          <table:table-cell table:style-name="ce7" table:formula="of:=([.R11]-MIN([.$O$11:.$X$17]))/(MAX([.$O$11:.$X$17])-MIN([.$O$11:.$X$17]))*127" office:value-type="float" office:value="77.8612550240648" calcext:value-type="float">
            <text:p>77.8612550240648</text:p>
          </table:table-cell>
          <table:table-cell table:style-name="ce7" table:formula="of:=([.S11]-MIN([.$O$11:.$X$17]))/(MAX([.$O$11:.$X$17])-MIN([.$O$11:.$X$17]))*127" office:value-type="float" office:value="71.1973367041642" calcext:value-type="float">
            <text:p>71.1973367041642</text:p>
          </table:table-cell>
          <table:table-cell table:style-name="ce7" table:formula="of:=([.T11]-MIN([.$O$11:.$X$17]))/(MAX([.$O$11:.$X$17])-MIN([.$O$11:.$X$17]))*127" office:value-type="float" office:value="69.8959718584621" calcext:value-type="float">
            <text:p>69.8959718584621</text:p>
          </table:table-cell>
          <table:table-cell table:style-name="ce7" table:formula="of:=([.U11]-MIN([.$O$11:.$X$17]))/(MAX([.$O$11:.$X$17])-MIN([.$O$11:.$X$17]))*127" office:value-type="float" office:value="69.8860377756705" calcext:value-type="float">
            <text:p>69.8860377756705</text:p>
          </table:table-cell>
          <table:table-cell table:style-name="ce7" table:formula="of:=([.V11]-MIN([.$O$11:.$X$17]))/(MAX([.$O$11:.$X$17])-MIN([.$O$11:.$X$17]))*127" office:value-type="float" office:value="73.9836513744026" calcext:value-type="float">
            <text:p>73.9836513744026</text:p>
          </table:table-cell>
          <table:table-cell table:style-name="ce7" table:formula="of:=([.W11]-MIN([.$O$11:.$X$17]))/(MAX([.$O$11:.$X$17])-MIN([.$O$11:.$X$17]))*127" office:value-type="float" office:value="68.2549969645687" calcext:value-type="float">
            <text:p>68.2549969645687</text:p>
          </table:table-cell>
          <table:table-cell table:style-name="ce7" table:formula="of:=([.X11]-MIN([.$O$11:.$X$17]))/(MAX([.$O$11:.$X$17])-MIN([.$O$11:.$X$17]))*127" office:value-type="float" office:value="50.0790671853761" calcext:value-type="float">
            <text:p>50.0790671853761</text:p>
          </table:table-cell>
          <table:table-cell table:number-columns-repeated="2"/>
          <table:table-cell table:style-name="ce11" table:formula="of:=([.N2]+[.N3]+[.O3]+[.P3]+[.P2]+[.P1]+[.O1]+[.N1])/2 + [.O2]" office:value-type="float" office:value="320" calcext:value-type="float">
            <text:p>320</text:p>
          </table:table-cell>
          <table:table-cell table:style-name="ce11" table:formula="of:=([.O2]+[.O3]+[.P3]+[.Q3]+[.Q2]+[.Q1]+[.P1]+[.O1])/2 + [.P2]" office:value-type="float" office:value="448" calcext:value-type="float">
            <text:p>448</text:p>
          </table:table-cell>
          <table:table-cell table:style-name="ce11" table:formula="of:=([.P2]+[.P3]+[.Q3]+[.R3]+[.R2]+[.R1]+[.Q1]+[.P1])/2 + [.Q2]" office:value-type="float" office:value="448" calcext:value-type="float">
            <text:p>448</text:p>
          </table:table-cell>
          <table:table-cell table:style-name="ce11" table:formula="of:=([.Q2]+[.Q3]+[.R3]+[.S3]+[.S2]+[.S1]+[.R1]+[.Q1])/2 + [.R2]" office:value-type="float" office:value="448" calcext:value-type="float">
            <text:p>448</text:p>
          </table:table-cell>
          <table:table-cell table:style-name="ce11" table:formula="of:=([.R2]+[.R3]+[.S3]+[.T3]+[.T2]+[.T1]+[.S1]+[.R1])/2 + [.S2]" office:value-type="float" office:value="383" calcext:value-type="float">
            <text:p>383</text:p>
          </table:table-cell>
          <table:table-cell table:style-name="ce11" table:formula="of:=([.S2]+[.S3]+[.T3]+[.U3]+[.U2]+[.U1]+[.T1]+[.S1])/2 + [.T2]" office:value-type="float" office:value="383" calcext:value-type="float">
            <text:p>383</text:p>
          </table:table-cell>
          <table:table-cell table:style-name="ce11" table:formula="of:=([.T2]+[.T3]+[.U3]+[.V3]+[.V2]+[.V1]+[.U1]+[.T1])/2 + [.U2]" office:value-type="float" office:value="383" calcext:value-type="float">
            <text:p>383</text:p>
          </table:table-cell>
          <table:table-cell table:style-name="ce11" table:formula="of:=([.U2]+[.U3]+[.V3]+[.W3]+[.W2]+[.W1]+[.V1]+[.U1])/2 + [.V2]" office:value-type="float" office:value="448" calcext:value-type="float">
            <text:p>448</text:p>
          </table:table-cell>
          <table:table-cell table:style-name="ce11" table:formula="of:=([.V2]+[.V3]+[.W3]+[.X3]+[.X2]+[.X1]+[.W1]+[.V1])/2 + [.W2]" office:value-type="float" office:value="448" calcext:value-type="float">
            <text:p>448</text:p>
          </table:table-cell>
          <table:table-cell table:style-name="ce11" table:formula="of:=([.W2]+[.W3]+[.X3]+[.Y3]+[.Y2]+[.Y1]+[.X1]+[.W1])/2 + [.X2]" office:value-type="float" office:value="320" calcext:value-type="float">
            <text:p>320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P12]-MIN([.$O$11:.$X$17]))/(MAX([.$O$11:.$X$17])-MIN([.$O$11:.$X$17]))*127" office:value-type="float" office:value="99.820349482129" calcext:value-type="float">
            <text:p>99.820349482129</text:p>
          </table:table-cell>
          <table:table-cell table:style-name="ce7" table:formula="of:=([.Q12]-MIN([.$O$11:.$X$17]))/(MAX([.$O$11:.$X$17])-MIN([.$O$11:.$X$17]))*127" office:value-type="float" office:value="109.890198071901" calcext:value-type="float">
            <text:p>109.890198071901</text:p>
          </table:table-cell>
          <table:table-cell table:style-name="ce7" table:formula="of:=([.R12]-MIN([.$O$11:.$X$17]))/(MAX([.$O$11:.$X$17])-MIN([.$O$11:.$X$17]))*127" office:value-type="float" office:value="110.06901156215" calcext:value-type="float">
            <text:p>110.06901156215</text:p>
          </table:table-cell>
          <table:table-cell table:style-name="ce7" table:formula="of:=([.S12]-MIN([.$O$11:.$X$17]))/(MAX([.$O$11:.$X$17])-MIN([.$O$11:.$X$17]))*127" office:value-type="float" office:value="102.544139400309" calcext:value-type="float">
            <text:p>102.544139400309</text:p>
          </table:table-cell>
          <table:table-cell table:style-name="ce7" table:formula="of:=([.T12]-MIN([.$O$11:.$X$17]))/(MAX([.$O$11:.$X$17])-MIN([.$O$11:.$X$17]))*127" office:value-type="float" office:value="90.6931697355284" calcext:value-type="float">
            <text:p>90.6931697355284</text:p>
          </table:table-cell>
          <table:table-cell table:style-name="ce7" table:formula="of:=([.U12]-MIN([.$O$11:.$X$17]))/(MAX([.$O$11:.$X$17])-MIN([.$O$11:.$X$17]))*127" office:value-type="float" office:value="93.6682319788076" calcext:value-type="float">
            <text:p>93.6682319788076</text:p>
          </table:table-cell>
          <table:table-cell table:style-name="ce7" table:formula="of:=([.V12]-MIN([.$O$11:.$X$17]))/(MAX([.$O$11:.$X$17])-MIN([.$O$11:.$X$17]))*127" office:value-type="float" office:value="96.6598510267395" calcext:value-type="float">
            <text:p>96.6598510267395</text:p>
          </table:table-cell>
          <table:table-cell table:style-name="ce7" table:formula="of:=([.W12]-MIN([.$O$11:.$X$17]))/(MAX([.$O$11:.$X$17])-MIN([.$O$11:.$X$17]))*127" office:value-type="float" office:value="93.0287482135917" calcext:value-type="float">
            <text:p>93.0287482135917</text:p>
          </table:table-cell>
          <table:table-cell table:style-name="ce7" table:formula="of:=([.X12]-MIN([.$O$11:.$X$17]))/(MAX([.$O$11:.$X$17])-MIN([.$O$11:.$X$17]))*127" office:value-type="float" office:value="66.453616618355" calcext:value-type="float">
            <text:p>66.453616618355</text:p>
          </table:table-cell>
          <table:table-cell table:number-columns-repeated="2"/>
          <table:table-cell table:style-name="ce11" table:formula="of:=([.N3]+[.N4]+[.O4]+[.P4]+[.P3]+[.P2]+[.O2]+[.N2])/2 + [.O3]" office:value-type="float" office:value="448" calcext:value-type="float">
            <text:p>448</text:p>
          </table:table-cell>
          <table:table-cell table:style-name="ce11" table:formula="of:=([.O3]+[.O4]+[.P4]+[.Q4]+[.Q3]+[.Q2]+[.P2]+[.O2])/2 + [.P3]" office:value-type="float" office:value="640" calcext:value-type="float">
            <text:p>640</text:p>
          </table:table-cell>
          <table:table-cell table:style-name="ce11" table:formula="of:=([.P3]+[.P4]+[.Q4]+[.R4]+[.R3]+[.R2]+[.Q2]+[.P2])/2 + [.Q3]" office:value-type="float" office:value="640" calcext:value-type="float">
            <text:p>640</text:p>
          </table:table-cell>
          <table:table-cell table:style-name="ce11" table:formula="of:=([.Q3]+[.Q4]+[.R4]+[.S4]+[.S3]+[.S2]+[.R2]+[.Q2])/2 + [.R3]" office:value-type="float" office:value="640" calcext:value-type="float">
            <text:p>640</text:p>
          </table:table-cell>
          <table:table-cell table:style-name="ce11" table:formula="of:=([.R3]+[.R4]+[.S4]+[.T4]+[.T3]+[.T2]+[.S2]+[.R2])/2 + [.S3]" office:value-type="float" office:value="575" calcext:value-type="float">
            <text:p>575</text:p>
          </table:table-cell>
          <table:table-cell table:style-name="ce11" table:formula="of:=([.S3]+[.S4]+[.T4]+[.U4]+[.U3]+[.U2]+[.T2]+[.S2])/2 + [.T3]" office:value-type="float" office:value="445" calcext:value-type="float">
            <text:p>445</text:p>
          </table:table-cell>
          <table:table-cell table:style-name="ce11" table:formula="of:=([.T3]+[.T4]+[.U4]+[.V4]+[.V3]+[.V2]+[.U2]+[.T2])/2 + [.U3]" office:value-type="float" office:value="510" calcext:value-type="float">
            <text:p>510</text:p>
          </table:table-cell>
          <table:table-cell table:style-name="ce11" table:formula="of:=([.U3]+[.U4]+[.V4]+[.W4]+[.W3]+[.W2]+[.V2]+[.U2])/2 + [.V3]" office:value-type="float" office:value="575" calcext:value-type="float">
            <text:p>575</text:p>
          </table:table-cell>
          <table:table-cell table:style-name="ce11" table:formula="of:=([.V3]+[.V4]+[.W4]+[.X4]+[.X3]+[.X2]+[.W2]+[.V2])/2 + [.W3]" office:value-type="float" office:value="640" calcext:value-type="float">
            <text:p>640</text:p>
          </table:table-cell>
          <table:table-cell table:style-name="ce11" table:formula="of:=([.W3]+[.W4]+[.X4]+[.Y4]+[.Y3]+[.Y2]+[.X2]+[.W2])/2 + [.X3]" office:value-type="float" office:value="448" calcext:value-type="float">
            <text:p>44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78.5334612929644" calcext:value-type="float">
            <text:p>78.5334612929644</text:p>
          </table:table-cell>
          <table:table-cell table:style-name="ce7" table:formula="of:=([.P13]-MIN([.$O$11:.$X$17]))/(MAX([.$O$11:.$X$17])-MIN([.$O$11:.$X$17]))*127" office:value-type="float" office:value="110.535913453356" calcext:value-type="float">
            <text:p>110.535913453356</text:p>
          </table:table-cell>
          <table:table-cell table:style-name="ce7" table:formula="of:=([.Q13]-MIN([.$O$11:.$X$17]))/(MAX([.$O$11:.$X$17])-MIN([.$O$11:.$X$17]))*127" office:value-type="float" office:value="123.231671261046" calcext:value-type="float">
            <text:p>123.231671261046</text:p>
          </table:table-cell>
          <table:table-cell table:style-name="ce7" table:formula="of:=([.R13]-MIN([.$O$11:.$X$17]))/(MAX([.$O$11:.$X$17])-MIN([.$O$11:.$X$17]))*127" office:value-type="float" office:value="124.046266049958" calcext:value-type="float">
            <text:p>124.046266049958</text:p>
          </table:table-cell>
          <table:table-cell table:style-name="ce7" table:formula="of:=([.S13]-MIN([.$O$11:.$X$17]))/(MAX([.$O$11:.$X$17])-MIN([.$O$11:.$X$17]))*127" office:value-type="float" office:value="115.865744423871" calcext:value-type="float">
            <text:p>115.865744423871</text:p>
          </table:table-cell>
          <table:table-cell table:style-name="ce7" table:formula="of:=([.T13]-MIN([.$O$11:.$X$17]))/(MAX([.$O$11:.$X$17])-MIN([.$O$11:.$X$17]))*127" office:value-type="float" office:value="106.764664459093" calcext:value-type="float">
            <text:p>106.764664459093</text:p>
          </table:table-cell>
          <table:table-cell table:style-name="ce7" table:formula="of:=([.U13]-MIN([.$O$11:.$X$17]))/(MAX([.$O$11:.$X$17])-MIN([.$O$11:.$X$17]))*127" office:value-type="float" office:value="97.6569617724537" calcext:value-type="float">
            <text:p>97.6569617724537</text:p>
          </table:table-cell>
          <table:table-cell table:style-name="ce7" table:formula="of:=([.V13]-MIN([.$O$11:.$X$17]))/(MAX([.$O$11:.$X$17])-MIN([.$O$11:.$X$17]))*127" office:value-type="float" office:value="96.7415660279703" calcext:value-type="float">
            <text:p>96.7415660279703</text:p>
          </table:table-cell>
          <table:table-cell table:style-name="ce7" table:formula="of:=([.W13]-MIN([.$O$11:.$X$17]))/(MAX([.$O$11:.$X$17])-MIN([.$O$11:.$X$17]))*127" office:value-type="float" office:value="90.2395132880445" calcext:value-type="float">
            <text:p>90.2395132880445</text:p>
          </table:table-cell>
          <table:table-cell table:style-name="ce7" table:formula="of:=([.X13]-MIN([.$O$11:.$X$17]))/(MAX([.$O$11:.$X$17])-MIN([.$O$11:.$X$17]))*127" office:value-type="float" office:value="62.1510897475511" calcext:value-type="float">
            <text:p>62.1510897475511</text:p>
          </table:table-cell>
          <table:table-cell table:number-columns-repeated="2"/>
          <table:table-cell table:style-name="ce11" table:formula="of:=([.N4]+[.N5]+[.O5]+[.P5]+[.P4]+[.P3]+[.O3]+[.N3])/2 + [.O4]" office:value-type="float" office:value="448" calcext:value-type="float">
            <text:p>448</text:p>
          </table:table-cell>
          <table:table-cell table:style-name="ce11" table:formula="of:=([.O4]+[.O5]+[.P5]+[.Q5]+[.Q4]+[.Q3]+[.P3]+[.O3])/2 + [.P4]" office:value-type="float" office:value="640" calcext:value-type="float">
            <text:p>640</text:p>
          </table:table-cell>
          <table:table-cell table:style-name="ce11" table:formula="of:=([.P4]+[.P5]+[.Q5]+[.R5]+[.R4]+[.R3]+[.Q3]+[.P3])/2 + [.Q4]" office:value-type="float" office:value="640" calcext:value-type="float">
            <text:p>640</text:p>
          </table:table-cell>
          <table:table-cell table:style-name="ce11" table:formula="of:=([.Q4]+[.Q5]+[.R5]+[.S5]+[.S4]+[.S3]+[.R3]+[.Q3])/2 + [.R4]" office:value-type="float" office:value="640" calcext:value-type="float">
            <text:p>640</text:p>
          </table:table-cell>
          <table:table-cell table:style-name="ce11" table:formula="of:=([.R4]+[.R5]+[.S5]+[.T5]+[.T4]+[.T3]+[.S3]+[.R3])/2 + [.S4]" office:value-type="float" office:value="575" calcext:value-type="float">
            <text:p>575</text:p>
          </table:table-cell>
          <table:table-cell table:style-name="ce11" table:formula="of:=([.S4]+[.S5]+[.T5]+[.U5]+[.U4]+[.U3]+[.T3]+[.S3])/2 + [.T4]" office:value-type="float" office:value="510" calcext:value-type="float">
            <text:p>510</text:p>
          </table:table-cell>
          <table:table-cell table:style-name="ce11" table:formula="of:=([.T4]+[.T5]+[.U5]+[.V5]+[.V4]+[.V3]+[.U3]+[.T3])/2 + [.U4]" office:value-type="float" office:value="445" calcext:value-type="float">
            <text:p>445</text:p>
          </table:table-cell>
          <table:table-cell table:style-name="ce11" table:formula="of:=([.U4]+[.U5]+[.V5]+[.W5]+[.W4]+[.W3]+[.V3]+[.U3])/2 + [.V4]" office:value-type="float" office:value="479" calcext:value-type="float">
            <text:p>479</text:p>
          </table:table-cell>
          <table:table-cell table:style-name="ce11" table:formula="of:=([.V4]+[.V5]+[.W5]+[.X5]+[.X4]+[.X3]+[.W3]+[.V3])/2 + [.W4]" office:value-type="float" office:value="544" calcext:value-type="float">
            <text:p>544</text:p>
          </table:table-cell>
          <table:table-cell table:style-name="ce11" table:formula="of:=([.W4]+[.W5]+[.X5]+[.Y5]+[.Y4]+[.Y3]+[.X3]+[.W3])/2 + [.X4]" office:value-type="float" office:value="352" calcext:value-type="float">
            <text:p>352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80.2288780894008" calcext:value-type="float">
            <text:p>80.2288780894008</text:p>
          </table:table-cell>
          <table:table-cell table:style-name="ce7" table:formula="of:=([.P14]-MIN([.$O$11:.$X$17]))/(MAX([.$O$11:.$X$17])-MIN([.$O$11:.$X$17]))*127" office:value-type="float" office:value="112.867111548456" calcext:value-type="float">
            <text:p>112.867111548456</text:p>
          </table:table-cell>
          <table:table-cell table:style-name="ce7" table:formula="of:=([.Q14]-MIN([.$O$11:.$X$17]))/(MAX([.$O$11:.$X$17])-MIN([.$O$11:.$X$17]))*127" office:value-type="float" office:value="126.198650654809" calcext:value-type="float">
            <text:p>126.198650654809</text:p>
          </table:table-cell>
          <table:table-cell table:style-name="ce7" table:formula="of:=([.R14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S14]-MIN([.$O$11:.$X$17]))/(MAX([.$O$11:.$X$17])-MIN([.$O$11:.$X$17]))*127" office:value-type="float" office:value="122.440255998647" calcext:value-type="float">
            <text:p>122.440255998647</text:p>
          </table:table-cell>
          <table:table-cell table:style-name="ce7" table:formula="of:=([.T14]-MIN([.$O$11:.$X$17]))/(MAX([.$O$11:.$X$17])-MIN([.$O$11:.$X$17]))*127" office:value-type="float" office:value="110.921882554575" calcext:value-type="float">
            <text:p>110.921882554575</text:p>
          </table:table-cell>
          <table:table-cell table:style-name="ce7" table:formula="of:=([.U14]-MIN([.$O$11:.$X$17]))/(MAX([.$O$11:.$X$17])-MIN([.$O$11:.$X$17]))*127" office:value-type="float" office:value="97.85379219501" calcext:value-type="float">
            <text:p>97.85379219501</text:p>
          </table:table-cell>
          <table:table-cell table:style-name="ce7" table:formula="of:=([.V14]-MIN([.$O$11:.$X$17]))/(MAX([.$O$11:.$X$17])-MIN([.$O$11:.$X$17]))*127" office:value-type="float" office:value="78.8278856049932" calcext:value-type="float">
            <text:p>78.8278856049932</text:p>
          </table:table-cell>
          <table:table-cell table:style-name="ce7" table:formula="of:=([.W14]-MIN([.$O$11:.$X$17]))/(MAX([.$O$11:.$X$17])-MIN([.$O$11:.$X$17]))*127" office:value-type="float" office:value="57.2676145862482" calcext:value-type="float">
            <text:p>57.2676145862482</text:p>
          </table:table-cell>
          <table:table-cell table:style-name="ce7" table:formula="of:=([.X14]-MIN([.$O$11:.$X$17]))/(MAX([.$O$11:.$X$17])-MIN([.$O$11:.$X$17]))*127" office:value-type="float" office:value="44.3139617315981" calcext:value-type="float">
            <text:p>44.3139617315981</text:p>
          </table:table-cell>
          <table:table-cell table:number-columns-repeated="2"/>
          <table:table-cell table:style-name="ce11" table:formula="of:=([.N5]+[.N6]+[.O6]+[.P6]+[.P5]+[.P4]+[.O4]+[.N4])/2 + [.O5]" office:value-type="float" office:value="448" calcext:value-type="float">
            <text:p>448</text:p>
          </table:table-cell>
          <table:table-cell table:style-name="ce11" table:formula="of:=([.O5]+[.O6]+[.P6]+[.Q6]+[.Q5]+[.Q4]+[.P4]+[.O4])/2 + [.P5]" office:value-type="float" office:value="640" calcext:value-type="float">
            <text:p>640</text:p>
          </table:table-cell>
          <table:table-cell table:style-name="ce11" table:formula="of:=([.P5]+[.P6]+[.Q6]+[.R6]+[.R5]+[.R4]+[.Q4]+[.P4])/2 + [.Q5]" office:value-type="float" office:value="640" calcext:value-type="float">
            <text:p>640</text:p>
          </table:table-cell>
          <table:table-cell table:style-name="ce11" table:formula="of:=([.Q5]+[.Q6]+[.R6]+[.S6]+[.S5]+[.S4]+[.R4]+[.Q4])/2 + [.R5]" office:value-type="float" office:value="640" calcext:value-type="float">
            <text:p>640</text:p>
          </table:table-cell>
          <table:table-cell table:style-name="ce11" table:formula="of:=([.R5]+[.R6]+[.S6]+[.T6]+[.T5]+[.T4]+[.S4]+[.R4])/2 + [.S5]" office:value-type="float" office:value="640" calcext:value-type="float">
            <text:p>640</text:p>
          </table:table-cell>
          <table:table-cell table:style-name="ce11" table:formula="of:=([.S5]+[.S6]+[.T6]+[.U6]+[.U5]+[.U4]+[.T4]+[.S4])/2 + [.T5]" office:value-type="float" office:value="575" calcext:value-type="float">
            <text:p>575</text:p>
          </table:table-cell>
          <table:table-cell table:style-name="ce11" table:formula="of:=([.T5]+[.T6]+[.U6]+[.V6]+[.V5]+[.V4]+[.U4]+[.T4])/2 + [.U5]" office:value-type="float" office:value="510" calcext:value-type="float">
            <text:p>510</text:p>
          </table:table-cell>
          <table:table-cell table:style-name="ce11" table:formula="of:=([.U5]+[.U6]+[.V6]+[.W6]+[.W5]+[.W4]+[.V4]+[.U4])/2 + [.V5]" office:value-type="float" office:value="318" calcext:value-type="float">
            <text:p>318</text:p>
          </table:table-cell>
          <table:table-cell table:style-name="ce11" table:formula="of:=([.V5]+[.V6]+[.W6]+[.X6]+[.X5]+[.X4]+[.W4]+[.V4])/2 + [.W5]" office:value-type="float" office:value="191" calcext:value-type="float">
            <text:p>191</text:p>
          </table:table-cell>
          <table:table-cell table:style-name="ce11" table:formula="of:=([.W5]+[.W6]+[.X6]+[.Y6]+[.Y5]+[.Y4]+[.X4]+[.W4])/2 + [.X5]" office:value-type="float" office:value="160" calcext:value-type="float">
            <text:p>160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78.5334612929644" calcext:value-type="float">
            <text:p>78.5334612929644</text:p>
          </table:table-cell>
          <table:table-cell table:style-name="ce7" table:formula="of:=([.P15]-MIN([.$O$11:.$X$17]))/(MAX([.$O$11:.$X$17])-MIN([.$O$11:.$X$17]))*127" office:value-type="float" office:value="110.535913453356" calcext:value-type="float">
            <text:p>110.535913453356</text:p>
          </table:table-cell>
          <table:table-cell table:style-name="ce7" table:formula="of:=([.Q15]-MIN([.$O$11:.$X$17]))/(MAX([.$O$11:.$X$17])-MIN([.$O$11:.$X$17]))*127" office:value-type="float" office:value="123.231671261046" calcext:value-type="float">
            <text:p>123.231671261046</text:p>
          </table:table-cell>
          <table:table-cell table:style-name="ce7" table:formula="of:=([.R15]-MIN([.$O$11:.$X$17]))/(MAX([.$O$11:.$X$17])-MIN([.$O$11:.$X$17]))*127" office:value-type="float" office:value="123.595920963405" calcext:value-type="float">
            <text:p>123.595920963405</text:p>
          </table:table-cell>
          <table:table-cell table:style-name="ce7" table:formula="of:=([.S15]-MIN([.$O$11:.$X$17]))/(MAX([.$O$11:.$X$17])-MIN([.$O$11:.$X$17]))*127" office:value-type="float" office:value="117.724878033558" calcext:value-type="float">
            <text:p>117.724878033558</text:p>
          </table:table-cell>
          <table:table-cell table:style-name="ce7" table:formula="of:=([.T15]-MIN([.$O$11:.$X$17]))/(MAX([.$O$11:.$X$17])-MIN([.$O$11:.$X$17]))*127" office:value-type="float" office:value="103.792522471122" calcext:value-type="float">
            <text:p>103.792522471122</text:p>
          </table:table-cell>
          <table:table-cell table:style-name="ce7" table:formula="of:=([.U15]-MIN([.$O$11:.$X$17]))/(MAX([.$O$11:.$X$17])-MIN([.$O$11:.$X$17]))*127" office:value-type="float" office:value="82.4913198162029" calcext:value-type="float">
            <text:p>82.4913198162029</text:p>
          </table:table-cell>
          <table:table-cell table:style-name="ce7" table:formula="of:=([.V15]-MIN([.$O$11:.$X$17]))/(MAX([.$O$11:.$X$17])-MIN([.$O$11:.$X$17]))*127" office:value-type="float" office:value="51.1711123023351" calcext:value-type="float">
            <text:p>51.1711123023351</text:p>
          </table:table-cell>
          <table:table-cell table:style-name="ce7" table:formula="of:=([.W15]-MIN([.$O$11:.$X$17]))/(MAX([.$O$11:.$X$17])-MIN([.$O$11:.$X$17]))*127" office:value-type="float" office:value="29.895487955076" calcext:value-type="float">
            <text:p>29.895487955076</text:p>
          </table:table-cell>
          <table:table-cell table:style-name="ce7" table:formula="of:=([.X15]-MIN([.$O$11:.$X$17]))/(MAX([.$O$11:.$X$17])-MIN([.$O$11:.$X$17]))*127" office:value-type="float" office:value="11.5312017084643" calcext:value-type="float">
            <text:p>11.5312017084643</text:p>
          </table:table-cell>
          <table:table-cell table:number-columns-repeated="2"/>
          <table:table-cell table:style-name="ce11" table:formula="of:=([.N6]+[.N7]+[.O7]+[.P7]+[.P6]+[.P5]+[.O5]+[.N5])/2 + [.O6]" office:value-type="float" office:value="448" calcext:value-type="float">
            <text:p>448</text:p>
          </table:table-cell>
          <table:table-cell table:style-name="ce11" table:formula="of:=([.O6]+[.O7]+[.P7]+[.Q7]+[.Q6]+[.Q5]+[.P5]+[.O5])/2 + [.P6]" office:value-type="float" office:value="640" calcext:value-type="float">
            <text:p>640</text:p>
          </table:table-cell>
          <table:table-cell table:style-name="ce11" table:formula="of:=([.P6]+[.P7]+[.Q7]+[.R7]+[.R6]+[.R5]+[.Q5]+[.P5])/2 + [.Q6]" office:value-type="float" office:value="640" calcext:value-type="float">
            <text:p>640</text:p>
          </table:table-cell>
          <table:table-cell table:style-name="ce11" table:formula="of:=([.Q6]+[.Q7]+[.R7]+[.S7]+[.S6]+[.S5]+[.R5]+[.Q5])/2 + [.R6]" office:value-type="float" office:value="640" calcext:value-type="float">
            <text:p>640</text:p>
          </table:table-cell>
          <table:table-cell table:style-name="ce11" table:formula="of:=([.R6]+[.R7]+[.S7]+[.T7]+[.T6]+[.T5]+[.S5]+[.R5])/2 + [.S6]" office:value-type="float" office:value="640" calcext:value-type="float">
            <text:p>640</text:p>
          </table:table-cell>
          <table:table-cell table:style-name="ce11" table:formula="of:=([.S6]+[.S7]+[.T7]+[.U7]+[.U6]+[.U5]+[.T5]+[.S5])/2 + [.T6]" office:value-type="float" office:value="575" calcext:value-type="float">
            <text:p>575</text:p>
          </table:table-cell>
          <table:table-cell table:style-name="ce11" table:formula="of:=([.T6]+[.T7]+[.U7]+[.V7]+[.V6]+[.V5]+[.U5]+[.T5])/2 + [.U6]" office:value-type="float" office:value="414" calcext:value-type="float">
            <text:p>414</text:p>
          </table:table-cell>
          <table:table-cell table:style-name="ce11" table:formula="of:=([.U6]+[.U7]+[.V7]+[.W7]+[.W6]+[.W5]+[.V5]+[.U5])/2 + [.V6]" office:value-type="float" office:value="61" calcext:value-type="float">
            <text:p>61</text:p>
          </table:table-cell>
          <table:table-cell table:style-name="ce11" table:formula="of:=([.V6]+[.V7]+[.W7]+[.X7]+[.X6]+[.X5]+[.W5]+[.V5])/2 + [.W6]" office:value-type="float" office:value="-97" calcext:value-type="float">
            <text:p>-97</text:p>
          </table:table-cell>
          <table:table-cell table:style-name="ce11" table:formula="of:=([.W6]+[.W7]+[.X7]+[.Y7]+[.Y6]+[.Y5]+[.X5]+[.W5])/2 + [.X6]" office:value-type="float" office:value="-128" calcext:value-type="float">
            <text:p>-128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P16]-MIN([.$O$11:.$X$17]))/(MAX([.$O$11:.$X$17])-MIN([.$O$11:.$X$17]))*127" office:value-type="float" office:value="99.820349482129" calcext:value-type="float">
            <text:p>99.820349482129</text:p>
          </table:table-cell>
          <table:table-cell table:style-name="ce7" table:formula="of:=([.Q16]-MIN([.$O$11:.$X$17]))/(MAX([.$O$11:.$X$17])-MIN([.$O$11:.$X$17]))*127" office:value-type="float" office:value="110.105436532386" calcext:value-type="float">
            <text:p>110.105436532386</text:p>
          </table:table-cell>
          <table:table-cell table:style-name="ce7" table:formula="of:=([.R16]-MIN([.$O$11:.$X$17]))/(MAX([.$O$11:.$X$17])-MIN([.$O$11:.$X$17]))*127" office:value-type="float" office:value="110.049143396567" calcext:value-type="float">
            <text:p>110.049143396567</text:p>
          </table:table-cell>
          <table:table-cell table:style-name="ce7" table:formula="of:=([.S16]-MIN([.$O$11:.$X$17]))/(MAX([.$O$11:.$X$17])-MIN([.$O$11:.$X$17]))*127" office:value-type="float" office:value="99.6566326688781" calcext:value-type="float">
            <text:p>99.6566326688781</text:p>
          </table:table-cell>
          <table:table-cell table:style-name="ce7" table:formula="of:=([.T16]-MIN([.$O$11:.$X$17]))/(MAX([.$O$11:.$X$17])-MIN([.$O$11:.$X$17]))*127" office:value-type="float" office:value="80.3588033769353" calcext:value-type="float">
            <text:p>80.3588033769353</text:p>
          </table:table-cell>
          <table:table-cell table:style-name="ce7" table:formula="of:=([.U16]-MIN([.$O$11:.$X$17]))/(MAX([.$O$11:.$X$17])-MIN([.$O$11:.$X$17]))*127" office:value-type="float" office:value="49.4090771816662" calcext:value-type="float">
            <text:p>49.4090771816662</text:p>
          </table:table-cell>
          <table:table-cell table:style-name="ce7" table:formula="of:=([.V16]-MIN([.$O$11:.$X$17]))/(MAX([.$O$11:.$X$17])-MIN([.$O$11:.$X$17]))*127" office:value-type="float" office:value="23.8579383252098" calcext:value-type="float">
            <text:p>23.8579383252098</text:p>
          </table:table-cell>
          <table:table-cell table:style-name="ce7" table:formula="of:=([.W16]-MIN([.$O$11:.$X$17]))/(MAX([.$O$11:.$X$17])-MIN([.$O$11:.$X$17]))*127" office:value-type="float" office:value="9.32317581049711" calcext:value-type="float">
            <text:p>9.32317581049711</text:p>
          </table:table-cell>
          <table:table-cell table:style-name="ce7" table:formula="of:=([.X16]-MIN([.$O$11:.$X$17]))/(MAX([.$O$11:.$X$17])-MIN([.$O$11:.$X$17]))*127" office:value-type="float" office:value="3.66009677657111" calcext:value-type="float">
            <text:p>3.66009677657111</text:p>
          </table:table-cell>
          <table:table-cell table:number-columns-repeated="2"/>
          <table:table-cell table:style-name="ce11" table:formula="of:=([.N7]+[.N8]+[.O8]+[.P8]+[.P7]+[.P6]+[.O6]+[.N6])/2 + [.O7]" office:value-type="float" office:value="448" calcext:value-type="float">
            <text:p>448</text:p>
          </table:table-cell>
          <table:table-cell table:style-name="ce11" table:formula="of:=([.O7]+[.O8]+[.P8]+[.Q8]+[.Q7]+[.Q6]+[.P6]+[.O6])/2 + [.P7]" office:value-type="float" office:value="640" calcext:value-type="float">
            <text:p>640</text:p>
          </table:table-cell>
          <table:table-cell table:style-name="ce11" table:formula="of:=([.P7]+[.P8]+[.Q8]+[.R8]+[.R7]+[.R6]+[.Q6]+[.P6])/2 + [.Q7]" office:value-type="float" office:value="640" calcext:value-type="float">
            <text:p>640</text:p>
          </table:table-cell>
          <table:table-cell table:style-name="ce11" table:formula="of:=([.Q7]+[.Q8]+[.R8]+[.S8]+[.S7]+[.S6]+[.R6]+[.Q6])/2 + [.R7]" office:value-type="float" office:value="640" calcext:value-type="float">
            <text:p>640</text:p>
          </table:table-cell>
          <table:table-cell table:style-name="ce11" table:formula="of:=([.R7]+[.R8]+[.S8]+[.T8]+[.T7]+[.T6]+[.S6]+[.R6])/2 + [.S7]" office:value-type="float" office:value="575" calcext:value-type="float">
            <text:p>575</text:p>
          </table:table-cell>
          <table:table-cell table:style-name="ce11" table:formula="of:=([.S7]+[.S8]+[.T8]+[.U8]+[.U7]+[.U6]+[.T6]+[.S6])/2 + [.T7]" office:value-type="float" office:value="414" calcext:value-type="float">
            <text:p>414</text:p>
          </table:table-cell>
          <table:table-cell table:style-name="ce11" table:formula="of:=([.T7]+[.T8]+[.U8]+[.V8]+[.V7]+[.V6]+[.U6]+[.T6])/2 + [.U7]" office:value-type="float" office:value="92" calcext:value-type="float">
            <text:p>92</text:p>
          </table:table-cell>
          <table:table-cell table:style-name="ce11" table:formula="of:=([.U7]+[.U8]+[.V8]+[.W8]+[.W7]+[.W6]+[.V6]+[.U6])/2 + [.V7]" office:value-type="float" office:value="-162" calcext:value-type="float">
            <text:p>-162</text:p>
          </table:table-cell>
          <table:table-cell table:style-name="ce11" table:formula="of:=([.V7]+[.V8]+[.W8]+[.X8]+[.X7]+[.X6]+[.W6]+[.V6])/2 + [.W7]" office:value-type="float" office:value="-289" calcext:value-type="float">
            <text:p>-289</text:p>
          </table:table-cell>
          <table:table-cell table:style-name="ce11" table:formula="of:=([.W7]+[.W8]+[.X8]+[.Y8]+[.Y7]+[.Y6]+[.X6]+[.W6])/2 + [.X7]" office:value-type="float" office:value="-224" calcext:value-type="float">
            <text:p>-22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51.1850617361764" calcext:value-type="float">
            <text:p>51.1850617361764</text:p>
          </table:table-cell>
          <table:table-cell table:style-name="ce7" table:formula="of:=([.P17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Q17]-MIN([.$O$11:.$X$17]))/(MAX([.$O$11:.$X$17])-MIN([.$O$11:.$X$17]))*127" office:value-type="float" office:value="78.1029843719942" calcext:value-type="float">
            <text:p>78.1029843719942</text:p>
          </table:table-cell>
          <table:table-cell table:style-name="ce7" table:formula="of:=([.R17]-MIN([.$O$11:.$X$17]))/(MAX([.$O$11:.$X$17])-MIN([.$O$11:.$X$17]))*127" office:value-type="float" office:value="77.6261483979965" calcext:value-type="float">
            <text:p>77.6261483979965</text:p>
          </table:table-cell>
          <table:table-cell table:style-name="ce7" table:formula="of:=([.S17]-MIN([.$O$11:.$X$17]))/(MAX([.$O$11:.$X$17])-MIN([.$O$11:.$X$17]))*127" office:value-type="float" office:value="67.8793530517633" calcext:value-type="float">
            <text:p>67.8793530517633</text:p>
          </table:table-cell>
          <table:table-cell table:style-name="ce7" table:formula="of:=([.T17]-MIN([.$O$11:.$X$17]))/(MAX([.$O$11:.$X$17])-MIN([.$O$11:.$X$17]))*127" office:value-type="float" office:value="45.6064615165413" calcext:value-type="float">
            <text:p>45.6064615165413</text:p>
          </table:table-cell>
          <table:table-cell table:style-name="ce7" table:formula="of:=([.U17]-MIN([.$O$11:.$X$17]))/(MAX([.$O$11:.$X$17])-MIN([.$O$11:.$X$17]))*127" office:value-type="float" office:value="22.4324887025908" calcext:value-type="float">
            <text:p>22.4324887025908</text:p>
          </table:table-cell>
          <table:table-cell table:style-name="ce7" table:formula="of:=([.V17]-MIN([.$O$11:.$X$17]))/(MAX([.$O$11:.$X$17])-MIN([.$O$11:.$X$17]))*127" office:value-type="float" office:value="9.03352298705328" calcext:value-type="float">
            <text:p>9.03352298705328</text:p>
          </table:table-cell>
          <table:table-cell table:style-name="ce7" table:formula="of:=([.W17]-MIN([.$O$11:.$X$17]))/(MAX([.$O$11:.$X$17])-MIN([.$O$11:.$X$17]))*127" office:value-type="float" office:value="2.6037726397289" calcext:value-type="float">
            <text:p>2.6037726397289</text:p>
          </table:table-cell>
          <table:table-cell table:style-name="ce7" table:formula="of:=([.X17]-MIN([.$O$11:.$X$17]))/(MAX([.$O$11:.$X$17])-MIN([.$O$11:.$X$17]))*127" office:value-type="float" office:value="0" calcext:value-type="float">
            <text:p>0</text:p>
          </table:table-cell>
          <table:table-cell table:number-columns-repeated="2"/>
          <table:table-cell table:style-name="ce11" table:formula="of:=([.N8]+[.N9]+[.O9]+[.P9]+[.P8]+[.P7]+[.O7]+[.N7])/2 + [.O8]" office:value-type="float" office:value="320" calcext:value-type="float">
            <text:p>320</text:p>
          </table:table-cell>
          <table:table-cell table:style-name="ce11" table:formula="of:=([.O8]+[.O9]+[.P9]+[.Q9]+[.Q8]+[.Q7]+[.P7]+[.O7])/2 + [.P8]" office:value-type="float" office:value="448" calcext:value-type="float">
            <text:p>448</text:p>
          </table:table-cell>
          <table:table-cell table:style-name="ce11" table:formula="of:=([.P8]+[.P9]+[.Q9]+[.R9]+[.R8]+[.R7]+[.Q7]+[.P7])/2 + [.Q8]" office:value-type="float" office:value="448" calcext:value-type="float">
            <text:p>448</text:p>
          </table:table-cell>
          <table:table-cell table:style-name="ce11" table:formula="of:=([.Q8]+[.Q9]+[.R9]+[.S9]+[.S8]+[.S7]+[.R7]+[.Q7])/2 + [.R8]" office:value-type="float" office:value="448" calcext:value-type="float">
            <text:p>448</text:p>
          </table:table-cell>
          <table:table-cell table:style-name="ce11" table:formula="of:=([.R8]+[.R9]+[.S9]+[.T9]+[.T8]+[.T7]+[.S7]+[.R7])/2 + [.S8]" office:value-type="float" office:value="383" calcext:value-type="float">
            <text:p>383</text:p>
          </table:table-cell>
          <table:table-cell table:style-name="ce11" table:formula="of:=([.S8]+[.S9]+[.T9]+[.U9]+[.U8]+[.U7]+[.T7]+[.S7])/2 + [.T8]" office:value-type="float" office:value="157" calcext:value-type="float">
            <text:p>157</text:p>
          </table:table-cell>
          <table:table-cell table:style-name="ce11" table:formula="of:=([.T8]+[.T9]+[.U9]+[.V9]+[.V8]+[.V7]+[.U7]+[.T7])/2 + [.U8]" office:value-type="float" office:value="-66" calcext:value-type="float">
            <text:p>-66</text:p>
          </table:table-cell>
          <table:table-cell table:style-name="ce11" table:formula="of:=([.U8]+[.U9]+[.V9]+[.W9]+[.W8]+[.W7]+[.V7]+[.U7])/2 + [.V8]" office:value-type="float" office:value="-193" calcext:value-type="float">
            <text:p>-193</text:p>
          </table:table-cell>
          <table:table-cell table:style-name="ce11" table:formula="of:=([.V8]+[.V9]+[.W9]+[.X9]+[.X8]+[.X7]+[.W7]+[.V7])/2 + [.W8]" office:value-type="float" office:value="-224" calcext:value-type="float">
            <text:p>-224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1:Mapa.L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3:02:42.14007244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0-11-19T23:19:03.581859523</dc:date>
    <meta:editing-duration>P1DT14H30M36S</meta:editing-duration>
    <meta:editing-cycles>17</meta:editing-cycles>
    <meta:generator>LibreOffice/6.0.7.3$Linux_X86_64 LibreOffice_project/00m0$Build-3</meta:generator>
    <meta:document-statistic meta:table-count="3" meta:cell-count="635" meta:object-count="0"/>
  </office:meta>
</office:document-meta>
</file>